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79a84" officeooo:paragraph-rsid="0018cd7c" style:font-weight-asian="bold" style:font-weight-complex="bold"/>
    </style:style>
    <style:style style:name="P2" style:family="paragraph" style:parent-style-name="Standard">
      <style:text-properties fo:font-weight="bold" officeooo:rsid="00179a84" officeooo:paragraph-rsid="002d0dae" style:font-weight-asian="bold" style:font-weight-complex="bold"/>
    </style:style>
    <style:style style:name="P3" style:family="paragraph" style:parent-style-name="Standard">
      <style:text-properties fo:font-weight="bold" officeooo:rsid="004817ca" officeooo:paragraph-rsid="004817ca" style:font-weight-asian="bold" style:font-weight-complex="bold"/>
    </style:style>
    <style:style style:name="P4" style:family="paragraph" style:parent-style-name="Standard">
      <style:text-properties fo:font-weight="normal" officeooo:rsid="00179a84" officeooo:paragraph-rsid="00179a84" style:font-weight-asian="normal" style:font-weight-complex="normal"/>
    </style:style>
    <style:style style:name="P5" style:family="paragraph" style:parent-style-name="Standard">
      <style:text-properties fo:font-weight="normal" officeooo:rsid="00179a84" officeooo:paragraph-rsid="0018cd7c" style:font-weight-asian="normal" style:font-weight-complex="normal"/>
    </style:style>
    <style:style style:name="P6" style:family="paragraph" style:parent-style-name="Standard">
      <style:text-properties fo:font-weight="normal" officeooo:rsid="0018cd7c" officeooo:paragraph-rsid="0018cd7c" style:font-weight-asian="normal" style:font-weight-complex="normal"/>
    </style:style>
    <style:style style:name="P7" style:family="paragraph" style:parent-style-name="Standard">
      <style:text-properties fo:font-weight="normal" officeooo:rsid="0018cd7c" officeooo:paragraph-rsid="002b4008" style:font-weight-asian="normal" style:font-weight-complex="normal"/>
    </style:style>
    <style:style style:name="P8" style:family="paragraph" style:parent-style-name="Standard">
      <style:text-properties fo:font-weight="normal" officeooo:rsid="001900e8" officeooo:paragraph-rsid="001900e8" style:font-weight-asian="normal" style:font-weight-complex="normal"/>
    </style:style>
    <style:style style:name="P9" style:family="paragraph" style:parent-style-name="Standard">
      <style:text-properties fo:font-weight="normal" officeooo:rsid="001900e8" officeooo:paragraph-rsid="002b4008" style:font-weight-asian="normal" style:font-weight-complex="normal"/>
    </style:style>
    <style:style style:name="P10" style:family="paragraph" style:parent-style-name="Standard">
      <style:text-properties fo:font-weight="normal" officeooo:rsid="001900e8" officeooo:paragraph-rsid="006b212d" style:font-weight-asian="normal" style:font-weight-complex="normal"/>
    </style:style>
    <style:style style:name="P11" style:family="paragraph" style:parent-style-name="Standard">
      <style:text-properties fo:font-weight="normal" officeooo:rsid="0021b54b" officeooo:paragraph-rsid="0021b54b" style:font-weight-asian="normal" style:font-weight-complex="normal"/>
    </style:style>
    <style:style style:name="P12" style:family="paragraph" style:parent-style-name="Standard">
      <style:text-properties fo:font-weight="normal" officeooo:rsid="002497dd" officeooo:paragraph-rsid="002497dd" style:font-weight-asian="normal" style:font-weight-complex="normal"/>
    </style:style>
    <style:style style:name="P13" style:family="paragraph" style:parent-style-name="Standard">
      <style:text-properties fo:font-weight="normal" officeooo:rsid="002dcca7" officeooo:paragraph-rsid="002dcca7" style:font-weight-asian="normal" style:font-weight-complex="normal"/>
    </style:style>
    <style:style style:name="P14" style:family="paragraph" style:parent-style-name="Standard">
      <style:text-properties fo:font-weight="normal" officeooo:rsid="003293c7" officeooo:paragraph-rsid="003293c7" style:font-weight-asian="normal" style:font-weight-complex="normal"/>
    </style:style>
    <style:style style:name="P15" style:family="paragraph" style:parent-style-name="Standard">
      <style:text-properties fo:font-weight="normal" officeooo:rsid="004079f0" officeooo:paragraph-rsid="004079f0" style:font-weight-asian="normal" style:font-weight-complex="normal"/>
    </style:style>
    <style:style style:name="P16" style:family="paragraph" style:parent-style-name="Standard">
      <style:text-properties fo:font-weight="normal" officeooo:rsid="004555a7" officeooo:paragraph-rsid="004555a7" style:font-weight-asian="normal" style:font-weight-complex="normal"/>
    </style:style>
    <style:style style:name="P17" style:family="paragraph" style:parent-style-name="Standard">
      <style:text-properties fo:font-weight="normal" officeooo:rsid="001da29d" officeooo:paragraph-rsid="001da29d" style:font-weight-asian="normal" style:font-weight-complex="normal"/>
    </style:style>
    <style:style style:name="P18" style:family="paragraph" style:parent-style-name="Standard">
      <style:text-properties fo:font-weight="normal" officeooo:rsid="0023aecc" officeooo:paragraph-rsid="0023aecc" style:font-weight-asian="normal" style:font-weight-complex="normal"/>
    </style:style>
    <style:style style:name="P19" style:family="paragraph" style:parent-style-name="Standard">
      <style:text-properties fo:font-weight="normal" officeooo:rsid="006ff46c" officeooo:paragraph-rsid="006ff46c" style:font-weight-asian="normal" style:font-weight-complex="normal"/>
    </style:style>
    <style:style style:name="P20" style:family="paragraph" style:parent-style-name="Standard">
      <style:text-properties fo:font-style="normal" fo:font-weight="normal" officeooo:rsid="002497dd" officeooo:paragraph-rsid="0021b54b" style:font-style-asian="normal" style:font-weight-asian="normal" style:font-style-complex="normal" style:font-weight-complex="normal"/>
    </style:style>
    <style:style style:name="P21" style:family="paragraph" style:parent-style-name="Standard">
      <style:text-properties fo:font-style="normal" fo:font-weight="normal" officeooo:rsid="002497dd" officeooo:paragraph-rsid="002497dd" style:font-style-asian="normal" style:font-weight-asian="normal" style:font-style-complex="normal" style:font-weight-complex="normal"/>
    </style:style>
    <style:style style:name="P22" style:family="paragraph" style:parent-style-name="Standard">
      <style:text-properties fo:font-style="normal" fo:font-weight="normal" officeooo:rsid="001900e8" officeooo:paragraph-rsid="002497dd" style:font-style-asian="normal" style:font-weight-asian="normal" style:font-style-complex="normal" style:font-weight-complex="normal"/>
    </style:style>
    <style:style style:name="P23" style:family="paragraph" style:parent-style-name="Standard">
      <style:text-properties fo:font-style="normal" fo:font-weight="normal" officeooo:rsid="002dcca7" officeooo:paragraph-rsid="002dcca7" style:font-style-asian="normal" style:font-weight-asian="normal" style:font-style-complex="normal" style:font-weight-complex="normal"/>
    </style:style>
    <style:style style:name="P24" style:family="paragraph" style:parent-style-name="Standard">
      <style:text-properties fo:font-style="normal" fo:font-weight="normal" officeooo:rsid="003155e4" officeooo:paragraph-rsid="002dcca7" style:font-style-asian="normal" style:font-weight-asian="normal" style:font-style-complex="normal" style:font-weight-complex="normal"/>
    </style:style>
    <style:style style:name="P25" style:family="paragraph" style:parent-style-name="Standard">
      <style:text-properties fo:font-style="normal" fo:font-weight="normal" officeooo:rsid="0053a01d" officeooo:paragraph-rsid="0053a01d" style:font-style-asian="normal" style:font-weight-asian="normal" style:font-style-complex="normal" style:font-weight-complex="normal"/>
    </style:style>
    <style:style style:name="P26" style:family="paragraph" style:parent-style-name="Standard">
      <style:text-properties fo:font-style="normal" fo:font-weight="normal" officeooo:rsid="005b45f5" officeooo:paragraph-rsid="005b45f5" style:font-style-asian="normal" style:font-weight-asian="normal" style:font-style-complex="normal" style:font-weight-complex="normal"/>
    </style:style>
    <style:style style:name="P27" style:family="paragraph" style:parent-style-name="Standard">
      <style:text-properties fo:font-size="20pt" fo:font-weight="bold" officeooo:rsid="00179a84" officeooo:paragraph-rsid="002d0dae" style:font-size-asian="20pt" style:font-weight-asian="bold" style:font-size-complex="20pt" style:font-weight-complex="bold"/>
    </style:style>
    <style:style style:name="T1" style:family="text">
      <style:text-properties officeooo:rsid="0018cd7c"/>
    </style:style>
    <style:style style:name="T2" style:family="text">
      <style:text-properties fo:font-weight="normal" style:font-weight-asian="normal" style:font-weight-complex="normal"/>
    </style:style>
    <style:style style:name="T3" style:family="text">
      <style:text-properties fo:font-weight="normal" officeooo:rsid="0018cd7c" style:font-weight-asian="normal" style:font-weight-complex="normal"/>
    </style:style>
    <style:style style:name="T4" style:family="text">
      <style:text-properties fo:font-weight="normal" officeooo:rsid="0023aecc" style:font-weight-asian="normal" style:font-weight-complex="normal"/>
    </style:style>
    <style:style style:name="T5" style:family="text">
      <style:text-properties fo:font-weight="normal" officeooo:rsid="004e5c8e" style:font-weight-asian="normal" style:font-weight-complex="normal"/>
    </style:style>
    <style:style style:name="T6" style:family="text">
      <style:text-properties fo:font-weight="normal" officeooo:rsid="0069baf4" style:font-weight-asian="normal" style:font-weight-complex="normal"/>
    </style:style>
    <style:style style:name="T7" style:family="text">
      <style:text-properties officeooo:rsid="001900e8"/>
    </style:style>
    <style:style style:name="T8" style:family="text">
      <style:text-properties fo:font-weight="bold" style:font-weight-asian="bold" style:font-weight-complex="bold"/>
    </style:style>
    <style:style style:name="T9" style:family="text">
      <style:text-properties fo:font-weight="bold" officeooo:rsid="007881d5"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23aec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a403f" style:font-style-asian="normal" style:font-style-complex="normal"/>
    </style:style>
    <style:style style:name="T14" style:family="text">
      <style:text-properties fo:font-style="normal" officeooo:rsid="001bea70" style:font-style-asian="normal" style:font-style-complex="normal"/>
    </style:style>
    <style:style style:name="T15" style:family="text">
      <style:text-properties fo:font-style="normal" officeooo:rsid="0023aecc" style:font-style-asian="normal" style:font-style-complex="normal"/>
    </style:style>
    <style:style style:name="T16" style:family="text">
      <style:text-properties fo:font-style="normal" officeooo:rsid="002497dd" style:font-style-asian="normal" style:font-style-complex="normal"/>
    </style:style>
    <style:style style:name="T17" style:family="text">
      <style:text-properties fo:font-style="normal" officeooo:rsid="001900e8" style:font-style-asian="normal" style:font-style-complex="normal"/>
    </style:style>
    <style:style style:name="T18" style:family="text">
      <style:text-properties fo:font-style="normal" officeooo:rsid="0025d5db" style:font-style-asian="normal" style:font-style-complex="normal"/>
    </style:style>
    <style:style style:name="T19" style:family="text">
      <style:text-properties fo:font-style="normal" officeooo:rsid="00267a69" style:font-style-asian="normal" style:font-style-complex="normal"/>
    </style:style>
    <style:style style:name="T20" style:family="text">
      <style:text-properties fo:font-style="normal" officeooo:rsid="00298668" style:font-style-asian="normal" style:font-style-complex="normal"/>
    </style:style>
    <style:style style:name="T21" style:family="text">
      <style:text-properties fo:font-style="normal" officeooo:rsid="0029d9ee" style:font-style-asian="normal" style:font-style-complex="normal"/>
    </style:style>
    <style:style style:name="T22" style:family="text">
      <style:text-properties fo:font-style="normal" officeooo:rsid="00308978" style:font-style-asian="normal" style:font-style-complex="normal"/>
    </style:style>
    <style:style style:name="T23" style:family="text">
      <style:text-properties fo:font-style="normal" officeooo:rsid="003155e4" style:font-style-asian="normal" style:font-style-complex="normal"/>
    </style:style>
    <style:style style:name="T24" style:family="text">
      <style:text-properties fo:font-style="normal" officeooo:rsid="003fae00" style:font-style-asian="normal" style:font-style-complex="normal"/>
    </style:style>
    <style:style style:name="T25" style:family="text">
      <style:text-properties fo:font-style="normal" officeooo:rsid="004197f8" style:font-style-asian="normal" style:font-style-complex="normal"/>
    </style:style>
    <style:style style:name="T26" style:family="text">
      <style:text-properties fo:font-style="normal" officeooo:rsid="0049de17" style:font-style-asian="normal" style:font-style-complex="normal"/>
    </style:style>
    <style:style style:name="T27" style:family="text">
      <style:text-properties fo:font-style="normal" officeooo:rsid="004b42da" style:font-style-asian="normal" style:font-style-complex="normal"/>
    </style:style>
    <style:style style:name="T28" style:family="text">
      <style:text-properties fo:font-style="normal" officeooo:rsid="004cd622" style:font-style-asian="normal" style:font-style-complex="normal"/>
    </style:style>
    <style:style style:name="T29" style:family="text">
      <style:text-properties fo:font-style="normal" officeooo:rsid="00505087" style:font-style-asian="normal" style:font-style-complex="normal"/>
    </style:style>
    <style:style style:name="T30" style:family="text">
      <style:text-properties fo:font-style="normal" officeooo:rsid="00522ad4" style:font-style-asian="normal" style:font-style-complex="normal"/>
    </style:style>
    <style:style style:name="T31" style:family="text">
      <style:text-properties fo:font-style="normal" officeooo:rsid="00653360" style:font-style-asian="normal" style:font-style-complex="normal"/>
    </style:style>
    <style:style style:name="T32" style:family="text">
      <style:text-properties fo:font-style="normal" officeooo:rsid="0065f802" style:font-style-asian="normal" style:font-style-complex="normal"/>
    </style:style>
    <style:style style:name="T33" style:family="text">
      <style:text-properties fo:font-style="normal" officeooo:rsid="0068af7f" style:font-style-asian="normal" style:font-style-complex="normal"/>
    </style:style>
    <style:style style:name="T34" style:family="text">
      <style:text-properties fo:font-style="normal" officeooo:rsid="006f3cf5"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officeooo:rsid="0021b54b"/>
    </style:style>
    <style:style style:name="T37" style:family="text">
      <style:text-properties officeooo:rsid="002262ba"/>
    </style:style>
    <style:style style:name="T38" style:family="text">
      <style:text-properties officeooo:rsid="0023aecc"/>
    </style:style>
    <style:style style:name="T39" style:family="text">
      <style:text-properties officeooo:rsid="0028c091"/>
    </style:style>
    <style:style style:name="T40" style:family="text">
      <style:text-properties officeooo:rsid="003e8244"/>
    </style:style>
    <style:style style:name="T41" style:family="text">
      <style:text-properties officeooo:rsid="003fae00"/>
    </style:style>
    <style:style style:name="T42" style:family="text">
      <style:text-properties officeooo:rsid="003fd6a1"/>
    </style:style>
    <style:style style:name="T43" style:family="text">
      <style:text-properties officeooo:rsid="0046d4ab"/>
    </style:style>
    <style:style style:name="T44" style:family="text">
      <style:text-properties officeooo:rsid="004e5c8e"/>
    </style:style>
    <style:style style:name="T45" style:family="text">
      <style:text-properties fo:font-size="16pt" officeooo:rsid="00530c36" style:font-size-asian="16pt" style:font-size-complex="16pt"/>
    </style:style>
    <style:style style:name="T46" style:family="text">
      <style:text-properties fo:font-size="16pt" officeooo:rsid="0076ef89" style:font-size-asian="16pt" style:font-size-complex="16pt"/>
    </style:style>
    <style:style style:name="T47" style:family="text">
      <style:text-properties officeooo:rsid="00559a62"/>
    </style:style>
    <style:style style:name="T48" style:family="text">
      <style:text-properties officeooo:rsid="0056cbc9"/>
    </style:style>
    <style:style style:name="T49" style:family="text">
      <style:text-properties officeooo:rsid="005c3420"/>
    </style:style>
    <style:style style:name="T50" style:family="text">
      <style:text-properties officeooo:rsid="0060ce5d"/>
    </style:style>
    <style:style style:name="T51" style:family="text">
      <style:text-properties officeooo:rsid="0060da8c"/>
    </style:style>
    <style:style style:name="T52" style:family="text">
      <style:text-properties officeooo:rsid="00672a5f"/>
    </style:style>
    <style:style style:name="T53" style:family="text">
      <style:text-properties officeooo:rsid="006b212d"/>
    </style:style>
    <style:style style:name="T54" style:family="text">
      <style:text-properties officeooo:rsid="0070197b"/>
    </style:style>
    <style:style style:name="T55" style:family="text">
      <style:text-properties officeooo:rsid="007105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y Game Design Philosophy! by blaise rascal</text:p>
      <text:p text:style-name="P1"/>
      <text:p text:style-name="P5"><text:span text:style-name="T46">So you want to make a great game? Here, in my opinion, is how to do it:</text:span><text:span text:style-name="T45"><text:line-break/></text:span></text:p>
      <text:p text:style-name="P27">Do something crazy, then tweak it a lot<text:span text:style-name="T36">, and be generous</text:span>.</text:p>
      <text:p text:style-name="P2"><text:span text:style-name="T2"><text:line-break/>First of all, you need to </text:span>do something crazy.<text:span text:style-name="T44"> </text:span><text:span text:style-name="T2">Something </text:span><text:span text:style-name="T5">unusual, </text:span><text:span text:style-name="T2">creative, fascinating, you</text:span><text:span text:style-name="T5"> get the idea</text:span><text:span text:style-name="T2">. Your game cannot be boring or too similar to existing games, or else it will be never stand out</text:span><text:span text:style-name="T3"> from the crowd</text:span><text:span text:style-name="T2">. </text:span><text:span text:style-name="T4">Don't just make "game x but with y mechanic" - that's not good enough. </text:span><text:span text:style-name="T2">A few rules of thumb</text:span><text:span text:style-name="T6"> when coming up with a game idea</text:span><text:span text:style-name="T2">:</text:span></text:p>
      <text:p text:style-name="P4">-Go for adult/mature<text:span text:style-name="T1">/meaningful</text:span> themes. <text:span text:style-name="T7">Absurd</text:span> humor, horrifying imagery, <text:span text:style-name="T1">and </text:span>tragic storylines<text:span text:style-name="T7"> are all things well-suited for the Steam userbase.</text:span> <text:span text:style-name="T1">(Of course, approach mature themes tastefully - don't just be shocking for the sake of being shocking.)</text:span></text:p>
      <text:p text:style-name="P4">-<text:span text:style-name="T1">Try to make your game's art be something akin to comic book style. Pixel art is fine for prototypes, but unless you're amazing at it, don't include it in your final game.</text:span></text:p>
      <text:p text:style-name="P6">-Don't make your game into a roguelike unless you have a specific reason for doing so. <text:span text:style-name="T7">Shovel Knight would have been much worse if it was a roguelike instead of a level-based game.</text:span></text:p>
      <text:p text:style-name="P18">-Try to find a game idea that fulfills these 3 criteria: 1) You are able to make that game 2) People want to play that game 3) You want to make that game.</text:p>
      <text:p text:style-name="P19">-<text:span text:style-name="T55">A lot of video game tropes have been done to death, so to make something new and exciting, look to things other than video games for inspiration</text:span>.<text:span text:style-name="T54"> (Don't tell anyone the following secret: Board games are a goldmine of interesting design ideas.)</text:span></text:p>
      <text:p text:style-name="P16">-The best game ideas <text:span text:style-name="T43">are born out of</text:span> love.</text:p>
      <text:p text:style-name="P8"/>
      <text:p text:style-name="P11">Don't know how to come up with an amazing idea? Maybe make yourself sleep-deprived, devour <text:span text:style-name="T39">inspirational</text:span> content, and fill notebooks with ideas. In your feverish creative fugue, an idea may just come. Embrace it<text:span text:style-name="T40">, even if it's not perfect,</text:span> <text:span text:style-name="T40">and</text:span> make a prototype <text:span text:style-name="T37">within 24 hours. If the idea is too complex to make in 24 hours, maybe make something simpler.</text:span></text:p>
      <text:p text:style-name="P8"/>
      <text:p text:style-name="P9">Once you have a base idea worked out, <text:span text:style-name="T8">tweak it </text:span><text:span text:style-name="T9">a lot</text:span><text:span text:style-name="T8">!</text:span></text:p>
      <text:p text:style-name="P7"/>
      <text:p text:style-name="P9">The moment-to-moment<text:span text:style-name="T41"> core</text:span> gameplay <text:span text:style-name="T10">must</text:span> be superbly fun and gratifying<text:span text:style-name="T41">; it's the most important part of the game, and the thing you should work on first.</text:span> A few tips: Trust your players,<text:span text:style-name="T42"> give them freedom, don't mislead them,</text:span> don't punish them for doing well, give them a tough-but-fair challenge<text:span text:style-name="T48">, and let their skill (rather than luck or an algorithm) decide how successful they are</text:span>.</text:p>
      <text:p text:style-name="P10"><text:line-break/>Is something not working in your game? Throw it out, or replace it with something else. <text:span text:style-name="T53">"Kill your darlings" is a rule that applies, and also "A single line does not justify a scene; a single scene does not justify a film" (meaning that if an individual line is great, but the scene that line appears in is bad or does not have a purpose, then the scene should be cut; and likewise, one good scene does not make it a good idea to make a film that includes that scene).</text:span></text:p>
      <text:p text:style-name="P10"/>
      <text:p text:style-name="P10">Always strive to keep the <text:span text:style-name="T10">rules</text:span><text:span text:style-name="T12"> of your game simple, but the </text:span><text:span text:style-name="T10">content</text:span><text:span text:style-name="T12"> of your game varied &amp; complex. (An example is that if you are making magic the gathering, and people are complaining about mana screw/flood, don't </text:span><text:span text:style-name="T13">fix the problem with new RULES like having a separate land deck &amp; nonland deck; try to fix the problem with new CONTENT like </text:span><text:span text:style-name="T14">cards with </text:span><text:span text:style-name="T13">the cycling mechanic.)</text:span><text:line-break/></text:p>
      <text:p text:style-name="P17"><text:soft-page-break/>When you're somewhat happy with the game, give it to playtesters. Your playtesters should be average people - the less they know about video games, the better. Watch the screen, but also keep an eye on their face as they play; is there a moment when they are frowning? Are they feigning interest when really they're bored out of their mind? Is there a spot where they get hung up? Take notes on what to fix. <text:line-break/><text:line-break/>If your playtesters provide feedback, listen to the part where they complain, but DON'T listen to their proposed solutions. Playtesters are great at identifying problems, but atrocious at coming up with answers to those problems. Trust your gut over their advice; your own brain holds all the answers. </text:p>
      <text:p text:style-name="P8"/>
      <text:p text:style-name="P11">Change your game frequently as new ideas arise - but keep in mind <text:span text:style-name="T38">that </text:span><text:span text:style-name="T11">some new ideas are just bad</text:span><text:span text:style-name="T15">. Really ask yourself</text:span><text:span text:style-name="T22">: </text:span><text:span text:style-name="T18">is</text:span><text:span text:style-name="T15"> this new idea a big tonal shift, </text:span><text:span text:style-name="T18">and </text:span><text:span text:style-name="T15">is the </text:span><text:span text:style-name="T20">new t</text:span><text:span text:style-name="T15">one better than </text:span><text:span text:style-name="T20">the old tone</text:span><text:span text:style-name="T15">? If I put this change in place, will I have to throw out a lot of work I've already done? Know</text:span><text:span text:style-name="T19">ing</text:span><text:span text:style-name="T15"> which new ideas to embrace and which to reject is a key </text:span><text:span text:style-name="T16">talent of game design.</text:span></text:p>
      <text:p text:style-name="P20"/>
      <text:p text:style-name="P12"><text:span text:style-name="T12">Finally, </text:span><text:span text:style-name="T35">be generous</text:span><text:span text:style-name="T12">.</text:span></text:p>
      <text:p text:style-name="P21"/>
      <text:p text:style-name="P12"><text:span text:style-name="T12">Include lots of levels, and make each level look different. </text:span><text:span text:style-name="T28">Start making</text:span><text:span text:style-name="T26"> new levels before the previous levels are finished. </text:span><text:span text:style-name="T12">Hide amazing things in corners that the players may not even discover. </text:span><text:span text:style-name="T24">Don't skimp on quality OR quantity.</text:span><text:span text:style-name="T27"> Show, don't tell.</text:span><text:span text:style-name="T24"> </text:span><text:span text:style-name="T17">Increase the amount of art in the game, and decrease the amount of story. (Divide the number of words in your game's </text:span><text:span text:style-name="T15">text</text:span><text:span text:style-name="T17"> by 5, multiply the number of unique art frames in the game by 5, and you're getting somewhere.)</text:span><text:span text:style-name="T34"> Draw fast and loose; if you aren't creating multiple enemies per day, you might be drawing too slowly.</text:span></text:p>
      <text:p text:style-name="P22"/>
      <text:p text:style-name="P12"><text:span text:style-name="T31">Don't worry about</text:span><text:span text:style-name="T12"> code quality, or about doing things "the right way." Tons of amazing games, from starcraft to final fantasy vi, are hacked together with unimaginably </text:span><text:span text:style-name="T21">nightmarish</text:span><text:span text:style-name="T12"> spaghetti code. It's fine.</text:span><text:span text:style-name="T32"> (This is probably the most polarizing statement in this document, but I stand by it.)</text:span></text:p>
      <text:p text:style-name="P23"/>
      <text:p text:style-name="P13"><text:span text:style-name="T12">Take care that no image in your game looks exactly l</text:span><text:span text:style-name="T30">i</text:span><text:span text:style-name="T12">k</text:span><text:span text:style-name="T30">e</text:span><text:span text:style-name="T12"> an image in a different game. Is there an enemy that looks like an octorok? Replace it with something new and creative.</text:span><text:span text:style-name="T23"> </text:span><text:span text:style-name="T25">Give your main character something other than a sword.</text:span></text:p>
      <text:p text:style-name="P24"/>
      <text:p text:style-name="P25">If you aren't amazing at a task, get someone more talented than you to do that task. For example, try to get a real-life rock <text:span text:style-name="T47">star</text:span> to compose your game's OST.<text:span text:style-name="T52"> Don't settle for anything less than great, but also don't overthink things. Simple is good.</text:span></text:p>
      <text:p text:style-name="P25"/>
      <text:p text:style-name="P26">Finally, the golden rule: <text:span text:style-name="T51">"Ask yourself what Donkey Kong Country 2 would do." AKA, </text:span>If you're not sure how to <text:span text:style-name="T50">design something in your game</text:span>, play some Donkey Kong Country 2, and <text:span text:style-name="T49">copy their strategy for solving the same problem.</text:span></text:p>
      <text:p text:style-name="P24"/>
      <text:p text:style-name="P15"><text:span text:style-name="T23">O</text:span><text:span text:style-name="T12">f course, these are all rules of thumb, and I am an idiot. But you should still listen to me because I said so!!!!!!!!!!!!!!!!!!!!!!!!!!!!</text:span></text:p>
      <text:p text:style-name="P24"/>
      <text:p text:style-name="P14"><text:span text:style-name="T23">F</text:span><text:span text:style-name="T12">urther advice: </text:span></text:p>
      <text:p text:style-name="P14"><text:span text:style-name="T29">The lead designer of MTG gives an amazing talk on game design: </text:span><text:span text:style-name="T12">https://www.youtube.com/watch?v=QHHg99hwQGY</text:span></text:p>
      <text:p text:style-name="P14"><text:span text:style-name="T29">Ryan Clark gives an analysis of how to make profitable, desirable</text:span><text:span text:style-name="T33"> indie</text:span><text:span text:style-name="T29"> games: </text:span><text:span text:style-name="T12">https://www.youtube.com/watch?v=LlAc5sBtGk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2T09:34:53.788000000</meta:creation-date>
    <dc:date>2021-07-06T09:42:10.675000000</dc:date>
    <meta:editing-duration>PT4H52M23S</meta:editing-duration>
    <meta:editing-cycles>88</meta:editing-cycles>
    <meta:generator>LibreOffice/6.2.8.2$Windows_X86_64 LibreOffice_project/f82ddfca21ebc1e222a662a32b25c0c9d20169ee</meta:generator>
    <meta:document-statistic meta:table-count="0" meta:image-count="0" meta:object-count="0" meta:page-count="2" meta:paragraph-count="27" meta:word-count="1113" meta:character-count="6252" meta:non-whitespace-character-count="5158"/>
  </office:meta>
</office:document-meta>
</file>